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fo:font-weight="bold" style:font-size-asian="20pt" style:font-style-asian="italic" style:font-weight-asian="bold" style:font-size-complex="20pt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P4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T1" style:family="text">
      <style:text-properties fo:font-size="20pt" fo:font-style="italic" fo:font-weight="bold" style:font-size-asian="20pt" style:font-style-asian="italic" style:font-weight-asian="bold" style:font-size-complex="20pt"/>
    </style:style>
    <style:style style:name="T2" style:family="text">
      <style:text-properties fo:font-style="italic" fo:font-weight="bold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</text:p>
      <text:p text:style-name="P2"/>
      <text:p text:style-name="P1"/>
      <text:p text:style-name="P2"><text:span text:style-name="T2"><text:s text:c="35"/></text:span></text:p>
      <text:p text:style-name="P1"/>
      <text:p text:style-name="P2"><text:span text:style-name="T2">WAQAS ASHIQ.</text:span> <text:bookmark text:name="_GoBack"/></text:p>
      <text:p text:style-name="P1"/>
      <text:p text:style-name="P1"/>
      <text:p text:style-name="P2"><text:span text:style-name="T2">BCS-F11-201.</text:span></text:p>
      <text:p text:style-name="P1"/>
      <text:p text:style-name="P1"/>
      <text:p text:style-name="P2"><text:span text:style-name="T2">SECTION C.</text:span></text:p>
      <text:p text:style-name="P1"/>
      <text:p text:style-name="P1"/>
      <text:p text:style-name="P2"><text:span text:style-name="T2">SUBMITTED TO : <text:s text:c="4"/>Mr.Usman Ashraf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>#Create a simulator object</text:p>
      <text:p text:style-name="P3">set ns [new Simulator]</text:p>
      <text:p text:style-name="P3"/>
      <text:p text:style-name="P3">#Create four nodes</text:p>
      <text:p text:style-name="P3">set n0 [$ns node]</text:p>
      <text:p text:style-name="P3">set n1 [$ns node]</text:p>
      <text:p text:style-name="P3">set n2 [$ns node]</text:p>
      <text:p text:style-name="P3">set n3 [$ns node]</text:p>
      <text:p text:style-name="P3">set n4 [$ns node]</text:p>
      <text:p text:style-name="P3">set n5 [$ns node]</text:p>
      <text:p text:style-name="P3">set n6 [$ns node]</text:p>
      <text:p text:style-name="P3">set n7 [$ns node]</text:p>
      <text:p text:style-name="P3">set n8 [$ns node]</text:p>
      <text:p text:style-name="P3">set n9 [$ns node]</text:p>
      <text:p text:style-name="P3"/>
      <text:p text:style-name="P3">#Define different colors for data flows (for NAM)</text:p>
      <text:p text:style-name="P3">$ns color 1 Blue</text:p>
      <text:p text:style-name="P3"><text:soft-page-break/>$ns color 2 Red</text:p>
      <text:p text:style-name="P3">$ns color 3 Black</text:p>
      <text:p text:style-name="P3"/>
      <text:p text:style-name="P3">#Open the NAM trace file</text:p>
      <text:p text:style-name="P3">set nf [open out.nam w]</text:p>
      <text:p text:style-name="P3">$ns namtrace-all $nf</text:p>
      <text:p text:style-name="P3"/>
      <text:p text:style-name="P3">#Define a 'finish' procedure</text:p>
      <text:p text:style-name="P3">proc finish {} {</text:p>
      <text:p text:style-name="P3"><text:s text:c="8"/>global ns nf</text:p>
      <text:p text:style-name="P3"><text:s text:c="8"/>$ns flush-trace</text:p>
      <text:p text:style-name="P3"><text:s text:c="8"/>#Close the NAM trace file</text:p>
      <text:p text:style-name="P3"><text:s text:c="8"/>close $nf</text:p>
      <text:p text:style-name="P3"><text:s text:c="8"/>#Execute NAM on the trace file</text:p>
      <text:p text:style-name="P3"><text:s text:c="8"/>exec nam out.nam &amp;</text:p>
      <text:p text:style-name="P3"><text:s text:c="8"/>exit 0</text:p>
      <text:p text:style-name="P3">}</text:p>
      <text:p text:style-name="P3"/>
      <text:p text:style-name="P3">#Create links between the nodes</text:p>
      <text:p text:style-name="P3">$ns duplex-link $n0 $n1 2Mb 10ms DropTail</text:p>
      <text:p text:style-name="P3">$ns duplex-link $n0 $n2 2Mb 10ms DropTail</text:p>
      <text:p text:style-name="P3">$ns duplex-link $n0 $n3 1.7Mb 20ms RED</text:p>
      <text:p text:style-name="P3">$ns duplex-link $n0 $n4 2Mb 10ms DropTail</text:p>
      <text:p text:style-name="P3">$ns duplex-link $n0 $n5 1.7Mb 20ms RED</text:p>
      <text:p text:style-name="P3">$ns duplex-link $n0 $n6 2Mb 10ms DropTail</text:p>
      <text:p text:style-name="P3">$ns duplex-link $n0 $n7 2Mb 10ms DropTail</text:p>
      <text:p text:style-name="P3">$ns duplex-link $n0 $n8 1.7Mb 20ms DropTail</text:p>
      <text:p text:style-name="P3">$ns duplex-link $n0 $n9 2Mb 10ms DropTail</text:p>
      <text:p text:style-name="P3"/>
      <text:p text:style-name="P3">#Set Queue Size of link (n0-n3) to 10</text:p>
      <text:p text:style-name="P3">$ns queue-limit $n0 $n3 10</text:p>
      <text:p text:style-name="P3">$ns queue-limit $n0 $n1 10</text:p>
      <text:p text:style-name="P3">$ns queue-limit $n0 $n2 10</text:p>
      <text:p text:style-name="P3">$ns queue-limit $n0 $n4 10</text:p>
      <text:p text:style-name="P3">$ns queue-limit $n0 $n5 10</text:p>
      <text:p text:style-name="P3">$ns queue-limit $n0 $n6 10</text:p>
      <text:p text:style-name="P3">$ns queue-limit $n0 $n7 10</text:p>
      <text:p text:style-name="P3">$ns queue-limit $n0 $n8 10</text:p>
      <text:p text:style-name="P3">$ns queue-limit $n0 $n9 10</text:p>
      <text:p text:style-name="P3">#Give node position (for NAM)</text:p>
      <text:p text:style-name="P3">$ns duplex-link-op $n0 $n2 orient down</text:p>
      <text:p text:style-name="P3">$ns duplex-link-op $n0 $n1 orient up</text:p>
      <text:p text:style-name="P3">$ns duplex-link-op $n0 $n3 orient right</text:p>
      <text:p text:style-name="P3">$ns duplex-link-op $n0 $n4 orient left</text:p>
      <text:p text:style-name="P3">$ns duplex-link-op $n0 $n5 orient right-up</text:p>
      <text:p text:style-name="P3">$ns duplex-link-op $n0 $n6 orient right-down</text:p>
      <text:p text:style-name="P3">$ns duplex-link-op $n0 $n7 orient left-up</text:p>
      <text:p text:style-name="P3">$ns duplex-link-op $n0 $n8 orient left-down</text:p>
      <text:p text:style-name="P3">$ns duplex-link-op $n0 $n9 orient right</text:p>
      <text:p text:style-name="P3">#Monitor the queue for link (n2-n3). (for NAM)</text:p>
      <text:p text:style-name="P3">$ns duplex-link-op $n0 $n3 queuePos 0.5</text:p>
      <text:p text:style-name="P3">$ns duplex-link-op $n0 $n1 queuePos 0.5</text:p>
      <text:p text:style-name="P3"><text:soft-page-break/>$ns duplex-link-op $n0 $n2 queuePos 0.5</text:p>
      <text:p text:style-name="P3">$ns duplex-link-op $n0 $n4 queuePos 0.5</text:p>
      <text:p text:style-name="P3">$ns duplex-link-op $n0 $n5 queuePos 0.5</text:p>
      <text:p text:style-name="P3">$ns duplex-link-op $n0 $n6 queuePos 0.5</text:p>
      <text:p text:style-name="P3">$ns duplex-link-op $n0 $n7 queuePos 0.5</text:p>
      <text:p text:style-name="P3">$ns duplex-link-op $n0 $n8 queuePos 0.5</text:p>
      <text:p text:style-name="P3">$ns duplex-link-op $n0 $n9 queuePos 0.5</text:p>
      <text:p text:style-name="P3"/>
      <text:p text:style-name="P3"/>
      <text:p text:style-name="P3">#Setup a TCP connection</text:p>
      <text:p text:style-name="P3">set tcp [new Agent/TCP]</text:p>
      <text:p text:style-name="P3">$tcp set class_ 3</text:p>
      <text:p text:style-name="P3">$ns attach-agent $n0 $tcp</text:p>
      <text:p text:style-name="P3">set sink [new Agent/TCPSink]</text:p>
      <text:p text:style-name="P3">$ns attach-agent $n1 $sink</text:p>
      <text:p text:style-name="P3">$ns connect $tcp $sink</text:p>
      <text:p text:style-name="P3">$tcp set fid_ 1</text:p>
      <text:p text:style-name="P3"/>
      <text:p text:style-name="P3">#Setup a FTP over TCP connection</text:p>
      <text:p text:style-name="P3">set ftp [new Application/FTP]</text:p>
      <text:p text:style-name="P3">$ftp attach-agent $tcp</text:p>
      <text:p text:style-name="P3">$ftp set type_ FTP</text:p>
      <text:p text:style-name="P3"/>
      <text:p text:style-name="P3"/>
      <text:p text:style-name="P3">#Schedule events for the CBR and FTP agents</text:p>
      <text:p text:style-name="P3">$ns at 1.0 "$ftp start"</text:p>
      <text:p text:style-name="P3">$ns at 2.0 "$ftp stop"</text:p>
      <text:p text:style-name="P3"/>
      <text:p text:style-name="P3">#Setup a TCP connection</text:p>
      <text:p text:style-name="P3">set tcp [new Agent/TCP]</text:p>
      <text:p text:style-name="P3">$tcp set class_ 3</text:p>
      <text:p text:style-name="P3">$ns attach-agent $n0 $tcp</text:p>
      <text:p text:style-name="P3">set sink [new Agent/TCPSink]</text:p>
      <text:p text:style-name="P3">$ns attach-agent $n3 $sink</text:p>
      <text:p text:style-name="P3">$ns connect $tcp $sink</text:p>
      <text:p text:style-name="P3">$tcp set fid_ 1</text:p>
      <text:p text:style-name="P3"/>
      <text:p text:style-name="P3">#Setup a FTP over TCP connection</text:p>
      <text:p text:style-name="P3">set ftp [new Application/FTP]</text:p>
      <text:p text:style-name="P3">$ftp attach-agent $tcp</text:p>
      <text:p text:style-name="P3">$ftp set type_ FTP</text:p>
      <text:p text:style-name="P3"/>
      <text:p text:style-name="P3">#Schedule events for the CBR and FTP agents</text:p>
      <text:p text:style-name="P3">$ns at 1.5 "$ftp start"</text:p>
      <text:p text:style-name="P3">$ns at 2.2 "$ftp stop"</text:p>
      <text:p text:style-name="P3"/>
      <text:p text:style-name="P3"/>
      <text:p text:style-name="P3">#Setup a TCP connection</text:p>
      <text:p text:style-name="P3">set tcp [new Agent/TCP]</text:p>
      <text:p text:style-name="P3">$tcp set class_ 3</text:p>
      <text:p text:style-name="P3">$ns attach-agent $n0 $tcp</text:p>
      <text:p text:style-name="P3">set sink [new Agent/TCPSink]</text:p>
      <text:p text:style-name="P3"><text:soft-page-break/>$ns attach-agent $n5 $sink</text:p>
      <text:p text:style-name="P3">$ns connect $tcp $sink</text:p>
      <text:p text:style-name="P3">$tcp set fid_ 1</text:p>
      <text:p text:style-name="P3"/>
      <text:p text:style-name="P3">#Setup a FTP over TCP connection</text:p>
      <text:p text:style-name="P3">set ftp [new Application/FTP]</text:p>
      <text:p text:style-name="P3">$ftp attach-agent $tcp</text:p>
      <text:p text:style-name="P3">$ftp set type_ FTP</text:p>
      <text:p text:style-name="P3"/>
      <text:p text:style-name="P3"/>
      <text:p text:style-name="P3">#Schedule events for the CBR and FTP agents</text:p>
      <text:p text:style-name="P3">$ns at 3.0 "$ftp start"</text:p>
      <text:p text:style-name="P3">$ns at 4.0 "$ftp stop"</text:p>
      <text:p text:style-name="P3"/>
      <text:p text:style-name="P3">#Setup a TCP connection</text:p>
      <text:p text:style-name="P3">set tcp [new Agent/TCP]</text:p>
      <text:p text:style-name="P3">$tcp set class_ 3</text:p>
      <text:p text:style-name="P3">$ns attach-agent $n0 $tcp</text:p>
      <text:p text:style-name="P3">set sink [new Agent/TCPSink]</text:p>
      <text:p text:style-name="P3">$ns attach-agent $n7 $sink</text:p>
      <text:p text:style-name="P3">$ns connect $tcp $sink</text:p>
      <text:p text:style-name="P3">$tcp set fid_ 1</text:p>
      <text:p text:style-name="P3"/>
      <text:p text:style-name="P3">#Setup a FTP over TCP connection</text:p>
      <text:p text:style-name="P3">set ftp [new Application/FTP]</text:p>
      <text:p text:style-name="P3">$ftp attach-agent $tcp</text:p>
      <text:p text:style-name="P3">$ftp set type_ FTP</text:p>
      <text:p text:style-name="P3"/>
      <text:p text:style-name="P3">#Schedule events for the CBR and FTP agents</text:p>
      <text:p text:style-name="P3">$ns at 2.0 "$ftp start"</text:p>
      <text:p text:style-name="P3">$ns at 3.2 "$ftp stop"</text:p>
      <text:p text:style-name="P3"/>
      <text:p text:style-name="P3"/>
      <text:p text:style-name="P3">#Setup a TCP connection</text:p>
      <text:p text:style-name="P3">set tcp [new Agent/TCP]</text:p>
      <text:p text:style-name="P3">$tcp set class_ 3</text:p>
      <text:p text:style-name="P3">$ns attach-agent $n0 $tcp</text:p>
      <text:p text:style-name="P3">set sink [new Agent/TCPSink]</text:p>
      <text:p text:style-name="P3">$ns attach-agent $n9 $sink</text:p>
      <text:p text:style-name="P3">$ns connect $tcp $sink</text:p>
      <text:p text:style-name="P3">$tcp set fid_ 1</text:p>
      <text:p text:style-name="P3"/>
      <text:p text:style-name="P3">#Setup a FTP over TCP connection</text:p>
      <text:p text:style-name="P3">set ftp [new Application/FTP]</text:p>
      <text:p text:style-name="P3">$ftp attach-agent $tcp</text:p>
      <text:p text:style-name="P3">$ftp set type_ FTP</text:p>
      <text:p text:style-name="P3"/>
      <text:p text:style-name="P3"/>
      <text:p text:style-name="P3">#Schedule events for the CBR and FTP agents</text:p>
      <text:p text:style-name="P3">$ns at 3.5 "$ftp start"</text:p>
      <text:p text:style-name="P3">$ns at 4.0 "$ftp stop"</text:p>
      <text:p text:style-name="P3"/>
      <text:p text:style-name="P3"><text:soft-page-break/></text:p>
      <text:p text:style-name="P3"/>
      <text:p text:style-name="P3">#Setup a UDP connection</text:p>
      <text:p text:style-name="P3">set udp [new Agent/UDP]</text:p>
      <text:p text:style-name="P3">$ns attach-agent $n0 $udp</text:p>
      <text:p text:style-name="P3">set null [new Agent/Null]</text:p>
      <text:p text:style-name="P3">$ns attach-agent $n2 $null</text:p>
      <text:p text:style-name="P3">$ns connect $udp $null</text:p>
      <text:p text:style-name="P3">$udp set fid_ 2</text:p>
      <text:p text:style-name="P3"/>
      <text:p text:style-name="P3">#Setup a CBR over UDP connection</text:p>
      <text:p text:style-name="P3">set cbr [new Application/Traffic/CBR]</text:p>
      <text:p text:style-name="P3">$cbr attach-agent $udp</text:p>
      <text:p text:style-name="P3">$cbr set type_ CBR</text:p>
      <text:p text:style-name="P3">$cbr set packet_size_ 1000</text:p>
      <text:p text:style-name="P3">$cbr set rate_ 1mb</text:p>
      <text:p text:style-name="P3">$cbr set random_ false</text:p>
      <text:p text:style-name="P3"/>
      <text:p text:style-name="P3">#Schedule events for the CBR and FTP agents</text:p>
      <text:p text:style-name="P3">$ns at 0.1 "$cbr start"</text:p>
      <text:p text:style-name="P3">$ns at 0.9 "$cbr stop"</text:p>
      <text:p text:style-name="P3"/>
      <text:p text:style-name="P3"/>
      <text:p text:style-name="P3">#Setup a UDP connection</text:p>
      <text:p text:style-name="P3">set udp [new Agent/UDP]</text:p>
      <text:p text:style-name="P3">$ns attach-agent $n0 $udp</text:p>
      <text:p text:style-name="P3">set null [new Agent/Null]</text:p>
      <text:p text:style-name="P3">$ns attach-agent $n4 $null</text:p>
      <text:p text:style-name="P3">$ns connect $udp $null</text:p>
      <text:p text:style-name="P3">$udp set fid_ 2</text:p>
      <text:p text:style-name="P3"/>
      <text:p text:style-name="P3">#Setup a CBR over UDP connection</text:p>
      <text:p text:style-name="P3">set cbr [new Application/Traffic/CBR]</text:p>
      <text:p text:style-name="P3">$cbr attach-agent $udp</text:p>
      <text:p text:style-name="P3">$cbr set type_ CBR</text:p>
      <text:p text:style-name="P3">$cbr set packet_size_ 1000</text:p>
      <text:p text:style-name="P3">$cbr set rate_ 1mb</text:p>
      <text:p text:style-name="P3">$cbr set random_ false</text:p>
      <text:p text:style-name="P3"/>
      <text:p text:style-name="P3">#Schedule events for the CBR and FTP agents</text:p>
      <text:p text:style-name="P3">$ns at 1.0 "$cbr start"</text:p>
      <text:p text:style-name="P3">$ns at 1.8 "$cbr stop"</text:p>
      <text:p text:style-name="P3"/>
      <text:p text:style-name="P3">#Setup a UDP connection</text:p>
      <text:p text:style-name="P3">set udp [new Agent/UDP]</text:p>
      <text:p text:style-name="P3">$ns attach-agent $n0 $udp</text:p>
      <text:p text:style-name="P3">set null [new Agent/Null]</text:p>
      <text:p text:style-name="P3">$ns attach-agent $n6 $null</text:p>
      <text:p text:style-name="P3">$ns connect $udp $null</text:p>
      <text:p text:style-name="P3">$udp set fid_ 2</text:p>
      <text:p text:style-name="P3"/>
      <text:p text:style-name="P3">#Setup a CBR over UDP connection</text:p>
      <text:p text:style-name="P3"><text:soft-page-break/>set cbr [new Application/Traffic/CBR]</text:p>
      <text:p text:style-name="P3">$cbr attach-agent $udp</text:p>
      <text:p text:style-name="P3">$cbr set type_ CBR</text:p>
      <text:p text:style-name="P3">$cbr set packet_size_ 1000</text:p>
      <text:p text:style-name="P3">$cbr set rate_ 1mb</text:p>
      <text:p text:style-name="P3">$cbr set random_ false</text:p>
      <text:p text:style-name="P3"/>
      <text:p text:style-name="P3">#Schedule events for the CBR and FTP agents</text:p>
      <text:p text:style-name="P3">$ns at 1.8 "$cbr start"</text:p>
      <text:p text:style-name="P3">$ns at 2.6 "$cbr stop"</text:p>
      <text:p text:style-name="P3"/>
      <text:p text:style-name="P3">#Setup a UDP connection</text:p>
      <text:p text:style-name="P3">set udp [new Agent/UDP]</text:p>
      <text:p text:style-name="P3">$ns attach-agent $n0 $udp</text:p>
      <text:p text:style-name="P3">set null [new Agent/Null]</text:p>
      <text:p text:style-name="P3">$ns attach-agent $n8 $null</text:p>
      <text:p text:style-name="P3">$ns connect $udp $null</text:p>
      <text:p text:style-name="P3">$udp set fid_ 2</text:p>
      <text:p text:style-name="P3"/>
      <text:p text:style-name="P3">#Setup a CBR over UDP connection</text:p>
      <text:p text:style-name="P3">set cbr [new Application/Traffic/CBR]</text:p>
      <text:p text:style-name="P3">$cbr attach-agent $udp</text:p>
      <text:p text:style-name="P3">$cbr set type_ CBR</text:p>
      <text:p text:style-name="P3">$cbr set packet_size_ 1000</text:p>
      <text:p text:style-name="P3">$cbr set rate_ 1mb</text:p>
      <text:p text:style-name="P3">$cbr set random_ false</text:p>
      <text:p text:style-name="P3"/>
      <text:p text:style-name="P3">#Schedule events for the CBR and FTP agents</text:p>
      <text:p text:style-name="P3">$ns at 2.1 "$cbr start"</text:p>
      <text:p text:style-name="P3">$ns at 2.9 "$cbr stop"</text:p>
      <text:p text:style-name="P3"/>
      <text:p text:style-name="P3"/>
      <text:p text:style-name="P3">#Detach tcp and sink agents (not really necessary)</text:p>
      <text:p text:style-name="P3">$ns at 4.5 "$ns detach-agent $n0 $tcp ; $ns detach-agent $n3 $sink"</text:p>
      <text:p text:style-name="P3"/>
      <text:p text:style-name="P3">#Call the finish procedure after 5 seconds of simulation time</text:p>
      <text:p text:style-name="P3">$ns at 5.0 "finish"</text:p>
      <text:p text:style-name="P3"/>
      <text:p text:style-name="P3">#Print CBR packet size and interval</text:p>
      <text:p text:style-name="P3">puts "CBR packet size = [$cbr set packet_size_]"</text:p>
      <text:p text:style-name="P3">puts "CBR interval = [$cbr set interval_]"</text:p>
      <text:p text:style-name="P3"/>
      <text:p text:style-name="P3">#Run the simulation</text:p>
      <text:p text:style-name="P3">$ns run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Standard" style:next-style-name="Subtitle" style:default-outline-level="" style:class="chapter">
      <style:paragraph-properties fo:margin-top="0in" fo:margin-bottom="0.2083in" fo:line-height="100%" fo:text-align="center" style:justify-single-word="false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size="26pt" fo:letter-spacing="0.0035in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1T06:01:55</meta:creation-date>
    <dc:date>2013-10-01T06:05:09</dc:date>
    <meta:editing-duration>PT2M31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7" meta:paragraph-count="228" meta:word-count="1065" meta:character-count="6059" meta:non-whitespace-character-count="5125"/>
  </office:meta>
</office:document-meta>
</file>